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13pt" officeooo:rsid="000b0c8e" officeooo:paragraph-rsid="000b0c8e" style:font-size-asian="13pt" style:font-size-complex="13pt"/>
    </style:style>
    <style:style style:name="P2" style:family="paragraph" style:parent-style-name="Standard">
      <style:paragraph-properties fo:text-align="start" style:justify-single-word="false"/>
      <style:text-properties style:font-name="Liberation Sans" fo:font-size="10pt" officeooo:rsid="000b0c8e" officeooo:paragraph-rsid="000b0c8e" style:font-size-asian="10pt" style:font-size-complex="10pt"/>
    </style:style>
    <style:style style:name="P3" style:family="paragraph" style:parent-style-name="Standard">
      <style:paragraph-properties fo:text-align="start" style:justify-single-word="false"/>
      <style:text-properties style:font-name="Liberation Sans" fo:font-size="10pt" fo:font-weight="bold" officeooo:rsid="000c4ed6" officeooo:paragraph-rsid="000c4ed6" style:font-size-asian="10pt" style:font-weight-asian="bold" style:font-size-complex="10pt" style:font-weight-complex="bold"/>
    </style:style>
    <style:style style:name="P4" style:family="paragraph" style:parent-style-name="Standard">
      <style:paragraph-properties fo:text-align="start" style:justify-single-word="false"/>
      <style:text-properties style:font-name="Liberation Sans" fo:font-size="10pt" fo:font-weight="bold" officeooo:rsid="000daf2f" officeooo:paragraph-rsid="000daf2f"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Liberation Sans" fo:font-size="10pt" fo:font-weight="bold" officeooo:rsid="000f5dc6" officeooo:paragraph-rsid="000f5dc6" style:font-size-asian="10pt" style:font-weight-asian="bold" style:font-size-complex="10pt" style:font-weight-complex="bold"/>
    </style:style>
    <style:style style:name="P6" style:family="paragraph" style:parent-style-name="Standard">
      <style:paragraph-properties fo:text-align="start" style:justify-single-word="false"/>
      <style:text-properties style:font-name="Liberation Sans" fo:font-size="10pt" fo:font-weight="bold" officeooo:rsid="000f9bcd" officeooo:paragraph-rsid="000f9bc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Liberation Sans" fo:font-size="10pt" fo:font-weight="bold" officeooo:rsid="000f9bcd" officeooo:paragraph-rsid="001142d8"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Liberation Sans" fo:font-size="10pt" fo:font-weight="bold" officeooo:rsid="001142d8" officeooo:paragraph-rsid="001142d8" style:font-size-asian="10pt" style:font-weight-asian="bold" style:font-size-complex="10pt" style:font-weight-complex="bold"/>
    </style:style>
    <style:style style:name="P9" style:family="paragraph" style:parent-style-name="Standard">
      <style:paragraph-properties fo:text-align="start" style:justify-single-word="false"/>
      <style:text-properties style:font-name="Liberation Sans" fo:font-size="10pt" fo:font-weight="bold" officeooo:rsid="0011f4e8" officeooo:paragraph-rsid="0011f4e8"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Liberation Sans" fo:font-size="10pt" fo:font-weight="bold" officeooo:rsid="00151e7e" officeooo:paragraph-rsid="00151e7e" style:font-size-asian="10pt" style:font-weight-asian="bold" style:font-size-complex="10pt" style:font-weight-complex="bold"/>
    </style:style>
    <style:style style:name="P11" style:family="paragraph" style:parent-style-name="Standard">
      <style:paragraph-properties fo:text-align="start" style:justify-single-word="false"/>
      <style:text-properties style:font-name="Liberation Sans" fo:font-size="10pt" fo:font-weight="bold" officeooo:rsid="00151e7e" officeooo:paragraph-rsid="0017db62" style:font-size-asian="10pt" style:font-weight-asian="bold" style:font-size-complex="10pt" style:font-weight-complex="bold"/>
    </style:style>
    <style:style style:name="P12" style:family="paragraph" style:parent-style-name="Standard">
      <style:paragraph-properties fo:text-align="start" style:justify-single-word="false"/>
      <style:text-properties style:font-name="Liberation Sans" fo:font-size="10pt" fo:font-weight="bold" officeooo:rsid="001ab9c7" officeooo:paragraph-rsid="001ab9c7" style:font-size-asian="10pt" style:font-weight-asian="bold" style:font-size-complex="10pt" style:font-weight-complex="bold"/>
    </style:style>
    <style:style style:name="P13" style:family="paragraph" style:parent-style-name="Standard">
      <style:paragraph-properties fo:text-align="start" style:justify-single-word="false"/>
      <style:text-properties style:font-name="Liberation Sans" fo:font-size="10pt" fo:font-weight="bold" officeooo:rsid="001b69a3" officeooo:paragraph-rsid="001b69a3"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Liberation Sans" fo:font-size="10pt" fo:font-weight="bold" officeooo:rsid="002465ab" officeooo:paragraph-rsid="002465ab" style:font-size-asian="10pt" style:font-weight-asian="bold" style:font-size-complex="10pt" style:font-weight-complex="bold"/>
    </style:style>
    <style:style style:name="P15" style:family="paragraph" style:parent-style-name="Standard">
      <style:paragraph-properties fo:text-align="start" style:justify-single-word="false"/>
      <style:text-properties style:font-name="Liberation Sans" fo:font-size="10pt" fo:font-weight="normal" officeooo:rsid="000c4ed6" officeooo:paragraph-rsid="000c4ed6"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Liberation Sans" fo:font-size="10pt" fo:font-weight="normal" officeooo:rsid="000f5dc6" officeooo:paragraph-rsid="000f5dc6"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Liberation Sans" fo:font-size="10pt" fo:font-weight="normal" officeooo:rsid="001142d8" officeooo:paragraph-rsid="001142d8" style:font-size-asian="10pt" style:font-weight-asian="normal" style:font-size-complex="10pt" style:font-weight-complex="normal"/>
    </style:style>
    <style:style style:name="P18" style:family="paragraph" style:parent-style-name="Standard">
      <style:paragraph-properties fo:text-align="start" style:justify-single-word="false"/>
      <style:text-properties style:font-name="Liberation Sans" fo:font-size="10pt" fo:font-weight="normal" officeooo:rsid="00116ec0" officeooo:paragraph-rsid="00116ec0" style:font-size-asian="10pt" style:font-weight-asian="normal" style:font-size-complex="10pt" style:font-weight-complex="normal"/>
    </style:style>
    <style:style style:name="P19" style:family="paragraph" style:parent-style-name="Standard">
      <style:paragraph-properties fo:text-align="start" style:justify-single-word="false"/>
      <style:text-properties style:font-name="Liberation Sans" fo:font-size="10pt" fo:font-weight="normal" officeooo:rsid="0013753a" officeooo:paragraph-rsid="0011f4e8" style:font-size-asian="10pt" style:font-weight-asian="normal" style:font-size-complex="10pt" style:font-weight-complex="normal"/>
    </style:style>
    <style:style style:name="P20" style:family="paragraph" style:parent-style-name="Standard">
      <style:paragraph-properties fo:text-align="start" style:justify-single-word="false"/>
      <style:text-properties style:font-name="Liberation Sans" fo:font-size="10pt" fo:font-weight="normal" officeooo:rsid="0013753a" officeooo:paragraph-rsid="0013753a" style:font-size-asian="10pt" style:font-weight-asian="normal" style:font-size-complex="10pt" style:font-weight-complex="normal"/>
    </style:style>
    <style:style style:name="P21" style:family="paragraph" style:parent-style-name="Standard">
      <style:paragraph-properties fo:text-align="start" style:justify-single-word="false"/>
      <style:text-properties style:font-name="Liberation Sans" fo:font-size="10pt" fo:font-weight="normal" officeooo:rsid="001ab9c7" officeooo:paragraph-rsid="001ab9c7" style:font-size-asian="10pt" style:font-weight-asian="normal" style:font-size-complex="10pt" style:font-weight-complex="normal"/>
    </style:style>
    <style:style style:name="P22" style:family="paragraph" style:parent-style-name="Standard">
      <style:paragraph-properties fo:text-align="start" style:justify-single-word="false"/>
      <style:text-properties style:font-name="Liberation Sans" fo:font-size="10pt" fo:font-weight="normal" officeooo:rsid="001b69a3" officeooo:paragraph-rsid="001b69a3" style:font-size-asian="10pt" style:font-weight-asian="normal" style:font-size-complex="10pt" style:font-weight-complex="normal"/>
    </style:style>
    <style:style style:name="P23" style:family="paragraph" style:parent-style-name="Standard">
      <style:paragraph-properties fo:text-align="start" style:justify-single-word="false"/>
      <style:text-properties style:font-name="Liberation Sans" fo:font-size="10pt" fo:font-weight="normal" officeooo:rsid="001beb28" officeooo:paragraph-rsid="001beb28" style:font-size-asian="10pt" style:font-weight-asian="normal" style:font-size-complex="10pt" style:font-weight-complex="normal"/>
    </style:style>
    <style:style style:name="P24" style:family="paragraph" style:parent-style-name="Standard">
      <style:paragraph-properties fo:text-align="start" style:justify-single-word="false"/>
      <style:text-properties style:font-name="Liberation Sans" fo:font-size="10pt" fo:font-weight="normal" officeooo:rsid="001beb28" officeooo:paragraph-rsid="001d8d1e"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Liberation Sans" fo:font-size="10pt" fo:font-weight="normal" officeooo:rsid="001beb28" officeooo:paragraph-rsid="001d9f98"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Liberation Sans" fo:font-size="10pt" fo:font-weight="normal" officeooo:rsid="001d9f98" officeooo:paragraph-rsid="001d9f98" style:font-size-asian="10pt" style:font-weight-asian="normal" style:font-size-complex="10pt" style:font-weight-complex="normal"/>
    </style:style>
    <style:style style:name="P27" style:family="paragraph" style:parent-style-name="Standard">
      <style:paragraph-properties fo:text-align="start" style:justify-single-word="false"/>
      <style:text-properties style:font-name="Liberation Sans" fo:font-size="10pt" fo:font-weight="normal" officeooo:rsid="00206c86" officeooo:paragraph-rsid="00206c86" style:font-size-asian="10pt" style:font-weight-asian="normal" style:font-size-complex="10pt" style:font-weight-complex="normal"/>
    </style:style>
    <style:style style:name="P28" style:family="paragraph" style:parent-style-name="Standard">
      <style:paragraph-properties fo:text-align="start" style:justify-single-word="false"/>
      <style:text-properties style:font-name="Liberation Sans" fo:font-size="10pt" fo:font-weight="normal" officeooo:rsid="000f9bcd" officeooo:paragraph-rsid="001142d8" style:font-size-asian="10pt" style:font-weight-asian="normal" style:font-size-complex="10pt" style:font-weight-complex="normal"/>
    </style:style>
    <style:style style:name="P29" style:family="paragraph" style:parent-style-name="Standard">
      <style:paragraph-properties fo:text-align="start" style:justify-single-word="false"/>
      <style:text-properties style:font-name="Liberation Sans" fo:font-size="10pt" fo:font-weight="normal" officeooo:rsid="0015f864" officeooo:paragraph-rsid="00151e7e" style:font-size-asian="10pt" style:font-weight-asian="normal" style:font-size-complex="10pt" style:font-weight-complex="normal"/>
    </style:style>
    <style:style style:name="P30" style:family="paragraph" style:parent-style-name="Standard">
      <style:paragraph-properties fo:text-align="start" style:justify-single-word="false"/>
      <style:text-properties style:font-name="Liberation Sans" fo:font-size="10pt" fo:font-weight="normal" officeooo:rsid="0018a112" officeooo:paragraph-rsid="0017db62" style:font-size-asian="10pt" style:font-weight-asian="normal" style:font-size-complex="10pt" style:font-weight-complex="normal"/>
    </style:style>
    <style:style style:name="P31" style:family="paragraph" style:parent-style-name="Standard">
      <style:paragraph-properties fo:text-align="start" style:justify-single-word="false"/>
      <style:text-properties style:font-name="Liberation Sans" fo:font-size="10pt" fo:font-weight="normal" officeooo:rsid="00230319" officeooo:paragraph-rsid="00230319" style:font-size-asian="10pt" style:font-weight-asian="normal" style:font-size-complex="10pt" style:font-weight-complex="normal"/>
    </style:style>
    <style:style style:name="P32" style:family="paragraph" style:parent-style-name="Standard">
      <style:paragraph-properties fo:text-align="start" style:justify-single-word="false"/>
      <style:text-properties style:font-name="Liberation Sans" fo:font-size="10pt" fo:font-weight="normal" officeooo:rsid="0023a01c" officeooo:paragraph-rsid="0023a01c"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Liberation Sans" fo:font-size="10pt" fo:font-weight="normal" officeooo:rsid="002465ab" officeooo:paragraph-rsid="002465ab" style:font-size-asian="10pt" style:font-weight-asian="normal" style:font-size-complex="10pt" style:font-weight-complex="normal"/>
    </style:style>
    <style:style style:name="P34" style:family="paragraph" style:parent-style-name="Standard">
      <style:paragraph-properties fo:text-align="start" style:justify-single-word="false"/>
      <style:text-properties style:font-name="Liberation Sans" fo:font-size="10pt" fo:font-weight="normal" officeooo:rsid="002613d7" officeooo:paragraph-rsid="002613d7" style:font-size-asian="10pt" style:font-weight-asian="normal" style:font-size-complex="10pt" style:font-weight-complex="normal"/>
    </style:style>
    <style:style style:name="P35" style:family="paragraph" style:parent-style-name="Standard" style:list-style-name="L1">
      <style:paragraph-properties fo:text-align="start" style:justify-single-word="false"/>
      <style:text-properties style:font-name="Liberation Sans" fo:font-size="10pt" fo:font-weight="normal" officeooo:rsid="000f5dc6" officeooo:paragraph-rsid="000f5dc6"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Liberation Sans" fo:font-size="10pt" fo:font-weight="normal" officeooo:rsid="00230319" officeooo:paragraph-rsid="00230319" style:font-size-asian="10pt" style:font-weight-asian="normal" style:font-size-complex="10pt" style:font-weight-complex="normal"/>
    </style:style>
    <style:style style:name="P37" style:family="paragraph" style:parent-style-name="Standard">
      <style:paragraph-properties fo:text-align="start" style:justify-single-word="false"/>
      <style:text-properties style:font-name="Liberation Sans" fo:font-size="10pt" fo:font-weight="normal" officeooo:rsid="0023a01c" officeooo:paragraph-rsid="0023a01c"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style:font-name="Liberation Sans" fo:font-size="10pt" fo:font-weight="normal" officeooo:rsid="00280daf" officeooo:paragraph-rsid="00280daf"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style:font-name="Liberation Sans" fo:font-size="10pt" fo:font-weight="normal" officeooo:rsid="00283bea" officeooo:paragraph-rsid="00283bea"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style:font-name="Liberation Sans" fo:font-size="10pt" fo:font-weight="bold" officeooo:rsid="00230319" officeooo:paragraph-rsid="00230319" style:font-size-asian="10pt" style:font-weight-asian="bold" style:font-size-complex="10pt" style:font-weight-complex="bold"/>
    </style:style>
    <style:style style:name="P41" style:family="paragraph" style:parent-style-name="Standard">
      <style:paragraph-properties fo:text-align="start" style:justify-single-word="false"/>
      <style:text-properties style:font-name="Liberation Sans" fo:font-size="10pt" fo:font-weight="bold" officeooo:rsid="00230319" officeooo:paragraph-rsid="0023a01c" style:font-size-asian="10pt" style:font-weight-asian="bold" style:font-size-complex="10pt" style:font-weight-complex="bold"/>
    </style:style>
    <style:style style:name="P42" style:family="paragraph" style:parent-style-name="Standard">
      <style:paragraph-properties fo:text-align="start" style:justify-single-word="false"/>
      <style:text-properties style:font-name="Liberation Sans" officeooo:rsid="001bccb1" officeooo:paragraph-rsid="00230319"/>
    </style:style>
    <style:style style:name="P43" style:family="paragraph" style:parent-style-name="Preformatted_20_Text">
      <style:paragraph-properties fo:text-align="start" style:justify-single-word="false"/>
      <style:text-properties style:font-name="Liberation Sans" fo:font-size="10pt" fo:font-weight="normal" officeooo:rsid="001bccb1" officeooo:paragraph-rsid="002b1bdd" style:font-size-asian="10pt" style:font-weight-asian="normal" style:font-size-complex="10pt" style:font-weight-complex="normal"/>
    </style:style>
    <style:style style:name="P44" style:family="paragraph" style:parent-style-name="Preformatted_20_Text">
      <style:text-properties style:font-name="Liberation Sans" officeooo:rsid="001bccb1" officeooo:paragraph-rsid="00297a0b"/>
    </style:style>
    <style:style style:name="T1" style:family="text">
      <style:text-properties fo:font-weight="normal" style:font-weight-asian="normal" style:font-weight-complex="normal"/>
    </style:style>
    <style:style style:name="T2" style:family="text">
      <style:text-properties fo:font-weight="normal" officeooo:rsid="000f5dc6" style:font-weight-asian="normal" style:font-weight-complex="normal"/>
    </style:style>
    <style:style style:name="T3" style:family="text">
      <style:text-properties fo:font-weight="normal" officeooo:rsid="0015dafe" style:font-weight-asian="normal" style:font-weight-complex="normal"/>
    </style:style>
    <style:style style:name="T4" style:family="text">
      <style:text-properties fo:font-weight="normal" officeooo:rsid="0015f864" style:font-weight-asian="normal" style:font-weight-complex="normal"/>
    </style:style>
    <style:style style:name="T5" style:family="text">
      <style:text-properties fo:font-weight="normal" officeooo:rsid="0017db62" style:font-weight-asian="normal" style:font-weight-complex="normal"/>
    </style:style>
    <style:style style:name="T6" style:family="text">
      <style:text-properties fo:font-weight="normal" officeooo:rsid="001815f5" style:font-weight-asian="normal" style:font-weight-complex="normal"/>
    </style:style>
    <style:style style:name="T7" style:family="text">
      <style:text-properties fo:font-weight="normal" officeooo:rsid="0018a112" style:font-weight-asian="normal" style:font-weight-complex="normal"/>
    </style:style>
    <style:style style:name="T8" style:family="text">
      <style:text-properties fo:font-weight="normal" officeooo:rsid="0023a01c" style:font-weight-asian="normal" style:font-weight-complex="normal"/>
    </style:style>
    <style:style style:name="T9" style:family="text">
      <style:text-properties fo:font-style="italic" fo:font-weight="normal" officeooo:rsid="000daf2f" style:font-style-asian="italic" style:font-weight-asian="normal" style:font-style-complex="italic" style:font-weight-complex="normal"/>
    </style:style>
    <style:style style:name="T10" style:family="text">
      <style:text-properties officeooo:rsid="0018a112"/>
    </style:style>
    <style:style style:name="T11" style:family="text">
      <style:text-properties officeooo:rsid="001beb28"/>
    </style:style>
    <style:style style:name="T12" style:family="text">
      <style:text-properties officeooo:rsid="001d8d1e"/>
    </style:style>
    <style:style style:name="T13" style:family="text">
      <style:text-properties officeooo:rsid="001d9f98"/>
    </style:style>
    <style:style style:name="T14" style:family="text">
      <style:text-properties officeooo:rsid="001dba94"/>
    </style:style>
    <style:style style:name="T15" style:family="text">
      <style:text-properties officeooo:rsid="001e926f"/>
    </style:style>
    <style:style style:name="T16" style:family="text">
      <style:text-properties officeooo:rsid="0023a01c"/>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ep Learning Concept Descriptions</text:p>
      <text:p text:style-name="P1"/>
      <text:p text:style-name="P1"/>
      <text:p text:style-name="P2">Rectifier Activation Function</text:p>
      <text:p text:style-name="P2"/>
      <text:p text:style-name="P2"/>
      <text:p text:style-name="P2">Sigmoid Activation Function</text:p>
      <text:p text:style-name="P2"/>
      <text:p text:style-name="P2"/>
      <text:p text:style-name="P2">Binary Crossentropy Loss Function</text:p>
      <text:p text:style-name="P2"/>
      <text:p text:style-name="P2"/>
      <text:p text:style-name="P2">Adam GD Optimizer Function</text:p>
      <text:p text:style-name="P2"/>
      <text:p text:style-name="P3">Theano</text:p>
      <text:p text:style-name="P3"><text:tab/><text:span text:style-name="T1">C’est une librairie </text:span><text:span text:style-name="T9">fondation</text:span><text:span text:style-name="T1"> python qui permet d’optimiser les opérations effectués en python, elle possède une syntaxe particulière. Cette librairie n’est pas conseillé pour les débutants et est donc embarqué par les frameworks les plus populaires comme Keras.</text:span></text:p>
      <text:p text:style-name="P15"/>
      <text:p text:style-name="P4">Tensorflow </text:p>
      <text:p text:style-name="P4"><text:tab/><text:span text:style-name="T1">C’est une libraire fondation python comme Theano, mais contrairement à Theano elle est utilisable pour la recherche, pour le développement, et pour les sytèmes de production. </text:span><text:span text:style-name="T2">Cette librairie est également embarqué par Keras.</text:span></text:p>
      <text:p text:style-name="P4"/>
      <text:p text:style-name="P5">Keras</text:p>
      <text:p text:style-name="P5"><text:tab/><text:span text:style-name="T1">C’est une librarie plus haut niveau qui utilise soit Theano, soit Tensorflow en backend, elle permet de créer des models plus simplements en </text:span></text:p>
      <text:list xml:id="list3921021955075472254" text:style-name="L1">
        <text:list-item>
          <text:p text:style-name="P35">rendant discrets les fonctionnalités sous jacentes, </text:p>
        </text:list-item>
        <text:list-item>
          <text:p text:style-name="P35">le model reste cependant hmodulable on peut ajouter, modifier et supprimer des élements du model.</text:p>
        </text:list-item>
        <text:list-item>
          <text:p text:style-name="P35">Il est également minimaliste et est entièrement écrit en Python</text:p>
        </text:list-item>
      </text:list>
      <text:p text:style-name="P16"/>
      <text:p text:style-name="P9">Caffe</text:p>
      <text:p text:style-name="P19"/>
      <text:p text:style-name="P20"/>
      <text:p text:style-name="P8">Scikit Learn</text:p>
      <text:p text:style-name="P8"><text:tab/><text:span text:style-name="T1">On peut très bien utiliser sklearn pour lancer le training du model créé au préalable par Keras</text:span></text:p>
      <text:p text:style-name="P17">On peut aussi sklearn pour évaluer le model, c’est beaucoup plus simplifier surtout lorsqu’on utilise le kfold cross validation où il faudra créer k model. Sans pour autant perdre en performance.</text:p>
      <text:p text:style-name="P18">On peut assui utiliser sklearn pour le GridSearchCV, qui va permettre de tester chaque combinaisons <text:s/><text:tab/>d’initialiseur,</text:p>
      <text:p text:style-name="P18"><text:tab/>d’optimiseur,</text:p>
      <text:p text:style-name="P18"><text:tab/>de nombre d’epoch, </text:p>
      <text:p text:style-name="P18"><text:tab/>et de batch size spécifiées</text:p>
      <text:p text:style-name="P16"/>
      <text:p text:style-name="P3">Réseau de neurones</text:p>
      <text:p text:style-name="P3"><text:tab/><text:span text:style-name="T1">Un réseau de neurones combine le système de Forward-Propagation et Back-Propagation, voir le document /ML Knownledges/ML- Supervised_Learning/Non Linear/Non Linear Algorithms Descriptions.odt</text:span></text:p>
      <text:p text:style-name="P15">à la partie Back-Propagation pour comprendre le fonctionnement.</text:p>
      <text:p text:style-name="P15">On verra plus les différentes Activation Function, Loss Function, Optimimize Function et les différents types de réseaux de neurones dans ce document présent.</text:p>
      <text:p text:style-name="P15"/>
      <text:p text:style-name="P6">Evaluer le model</text:p>
      <text:p text:style-name="P7"><text:tab/><text:span text:style-name="T1">Il éxiste plusieurs techniques pour évaluer un model, automatic split, manual split, et le k-fold cross validation qui est le gold standard pour évaluer un model</text:span></text:p>
      <text:p text:style-name="P28"/>
      <text:p text:style-name="P10"/>
      <text:p text:style-name="P10"><text:soft-page-break/>Dropout</text:p>
      <text:p text:style-name="P10"><text:tab/><text:span text:style-name="T1">Le dropout signifie ignorer des neurones </text:span><text:span text:style-name="T3">sélectionnés aléatoirement</text:span><text:span text:style-name="T1"> du modèle </text:span><text:span text:style-name="T3">durant l’entrainement du model </text:span><text:span text:style-name="T1">pour éviter l’overfitting ou encore permet d’éviter de trop spécialisé le model au training set. </text:span><text:span text:style-name="T3">Ainsi on rends le model plus général et moins sensibles au changements de données. On réduire donc la variance</text:span></text:p>
      <text:p text:style-name="P10"><text:span text:style-name="T3">- </text:span><text:span text:style-name="T4">A utiliser entre 20 à 50% de dropout par layers</text:span></text:p>
      <text:p text:style-name="P29">- A utiliser sur les grands networks avec beaucoup de neurones</text:p>
      <text:p text:style-name="P10"><text:span text:style-name="T4">- Utiliser un grand alpha </text:span><text:span text:style-name="T6">et un grand momentum</text:span></text:p>
      <text:p text:style-name="P11"><text:span text:style-name="T4">- </text:span><text:span text:style-name="T5">a constraint is imposed on the weights for each hidden layer, ensuring that the maximum norm of the weights does not exceed a value of N, </text:span><text:span text:style-name="T7">ça à cause du grand alpha qui va beaucoup faire varier les weights</text:span></text:p>
      <text:p text:style-name="P30"/>
      <text:p text:style-name="P12"><text:span text:style-name="T10">M</text:span>omentum</text:p>
      <text:p text:style-name="P12"><text:tab/><text:span text:style-name="T1">Le momentum est la valeur qui permet d’optimiser la direction prise par le stochastic gradient descent. </text:span></text:p>
      <text:p text:style-name="P21">Le SGD est donc plus performant avec un momentum et permet de réduire l’erreur plus rapidement.</text:p>
      <text:p text:style-name="P21"/>
      <text:p text:style-name="P21"/>
      <text:p text:style-name="P13">Reseaux de neurones Convolutionnels</text:p>
      <text:p text:style-name="P22"><text:tab/><text:span text:style-name="T11">La principale différence de ce réseau en comparaison au réseau de neurones classique, c’est que le CNN sait préserver la structure spatiale de l’objet envoyé en input. Par exemple dans une image il sera capable de comprendre qu’il y a plusieurs caractéristiques importantes à retenir. Par exemple pour une voiture, il comprendra lui même que les roues sont une caractéristiques spécifiques, pour une phrase il serait capable de comprendre les différentes natures des mots, il différencie un adjectif, d’un nom, etc …</text:span></text:p>
      <text:p text:style-name="P23">Comment fait-il ? </text:p>
      <text:p text:style-name="P23">Il y a trois types de couches dans ce réseau :</text:p>
      <text:p text:style-name="P23">- Couches convolutionnels</text:p>
      <text:p text:style-name="P23"><text:tab/>- <text:span text:style-name="T12">Filtres (comme des neurones)</text:span></text:p>
      <text:p text:style-name="P23"><text:tab/>- <text:span text:style-name="T12">Feature Maps (c’est les outputs d’un filtre, appliqué aux neurones de la couche précédentes)</text:span></text:p>
      <text:p text:style-name="P23"><text:tab/><text:tab/>- <text:span text:style-name="T14">Elle contient donc la valeur de l’output, et la position sur l’objet, ex : 0.55 (x:6y:6)</text:span><text:tab/></text:p>
      <text:p text:style-name="P23">- Couches en poule</text:p>
      <text:p text:style-name="P23"><text:tab/>- <text:span text:style-name="T12">Contient une séquence de couches convolutionnels</text:span></text:p>
      <text:p text:style-name="P23"><text:tab/>- <text:span text:style-name="T12">Elles servent à consolider les features obtenus dans la feature map de la couche précédente</text:span></text:p>
      <text:p text:style-name="P23"><text:tab/><text:tab/>- <text:span text:style-name="T15">Pour cela elle selectionne la feature map et elle par petit bloc elle selectionne une partie de la <text:tab/><text:tab/><text:tab/>feature map et n’en retient que la plus grande valeur, elle ajoute ensuite cette valeur dans sa <text:tab/><text:tab/><text:tab/>propre feature map.</text:span></text:p>
      <text:p text:style-name="P23"><text:tab/>- <text:span text:style-name="T13">L’idée est qu’elle crée sa propre feature map mais en plus petite</text:span></text:p>
      <text:p text:style-name="P24">- Couches entièrement connectées</text:p>
      <text:p text:style-name="P24"><text:tab/>- <text:span text:style-name="T13">Ce sont les mêmes couches que les hidden couches du réseau de neurones classique originales</text:span></text:p>
      <text:p text:style-name="P25"><text:tab/>- <text:span text:style-name="T13">Elles sont utilisés en fin de réseau</text:span></text:p>
      <text:p text:style-name="P26"/>
      <text:p text:style-name="P27">Important de noter que la force du ConvNet c’est de pouvoir conserver la position spaciale des elements,</text:p>
      <text:p text:style-name="P27">si les données ne sont pas défini dans un espace en 2 dimension comme une image alors ils sont moins performants.</text:p>
      <text:p text:style-name="P27"/>
      <text:p text:style-name="P42"/>
      <text:p text:style-name="P32"><text:tab/></text:p>
      <text:p text:style-name="P14">RNN</text:p>
      <text:p text:style-name="P14"><text:tab/><text:span text:style-name="T1">Le RNN est un réseau de neurones classique, la seule différence c’est que le RNN utilise l’input et sa prédiction précédente pour prédire une valeure. En fonction de l’élement qui le précède, il peut aussi réitérer le retour en dans le temps pour obtenir les informations dont il a besoin. Cependant dès qu’il sagit de se souvenir des élements passés très longtemps auparavant, alors le RNN classique n’est pas utile, on peut dire qu’il a une mémoire à très court terme</text:span></text:p>
      <text:p text:style-name="P14"/>
      <text:p text:style-name="P14">LSTM</text:p>
      <text:p text:style-name="P14"><text:tab/><text:span text:style-name="T1">Le LSTM (Long Short-Term Memory) est une amélioration du réseau de neurones récurrent, la grande différence c’est qu’en plus du réseau de neurones de prédiction, le LSTM possède plusieurs autres portes possédant chachun leur propre réseau de neurones :</text:span></text:p>
      <text:p text:style-name="P14"><text:span text:style-name="T1">- La première porte est donc comme on l’a déja mentionner </text:span>la prédiction<text:span text:style-name="T1">, c’est à dire celle qui va fournir des possibilitées d’ouput par rapport à l’input et à l’element précedent</text:span></text:p>
      <text:p text:style-name="P14"><text:soft-page-break/><text:span text:style-name="T1">- La seconde est la </text:span>porte<text:span text:style-name="T1"> </text:span>ignorance<text:span text:style-name="T1">, c’est à dire la porte qui va décider d’ignorer ou pas une ou plusieurs possiblitées provenant de </text:span>prédiction</text:p>
      <text:p text:style-name="P14">- <text:span text:style-name="T1">La troisième porte et c’est la porte la plus importante de LSTM c’est la </text:span>porte mémoire<text:span text:style-name="T1">, cette porte va obtenir une copie de chaque possibilitées et la conserver pour le prochain passage, en considérant qu’elle a déja une ou des copies enregistrées grâce aux passage précédents, elle va multiplier ses weights précédents avec les weights des vecteurs actuelles, et laissera passer uniquement les produits supérieur à 0, ensuite une fois passé, on fait une addition entre l’element et l’element équivalent dans la possibilité et on laisse passer la possibilité si la somme est positive.</text:span></text:p>
      <text:p text:style-name="P14"><text:span text:style-name="T1">- La dernière porte est la</text:span> porte sélection<text:span text:style-name="T1">, vu que la mémoire peut laisser plusieurs possibilitées voir trop de possibilitées la porte sélection va permettre de faire un tri des retours de mémoires, ce qui va permettre d’avoir un résultat correct sans avoir besoin de modifier la mémoire (permettant donc de la garder intacte</text:span></text:p>
      <text:p text:style-name="P34">A noter qu’après chaque opération découlant d’une porte autre que la porte prédiction, on utilise une fonction sigmoid pour calibrer le valeur entre 0 et 1 pour éviter l’exploision</text:p>
      <text:p text:style-name="P34">Après l’opération découlant de l’opération prédiction on rescale les valeurs en -1 et 1, permettant d’éviter l’exploision mais aussi de permettant une annulation ou pas de la valeur en additionant une valeur negative <text:s/>à une valeur entre 0 et 1</text:p>
      <text:p text:style-name="P33"/>
      <text:p text:style-name="P31"/>
      <text:p text:style-name="P26"/>
      <text:p text:style-name="P26"/>
      <text:p text:style-name="P25"/>
      <text:p text:style-name="P25"><text:tab/></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0:17:06.555010888</meta:creation-date>
    <dc:date>2018-05-28T10:50:12.425003406</dc:date>
    <meta:editing-duration>PT8H16M16S</meta:editing-duration>
    <meta:editing-cycles>26</meta:editing-cycles>
    <meta:generator>LibreOffice/5.1.6.2$Linux_X86_64 LibreOffice_project/10m0$Build-2</meta:generator>
    <meta:document-statistic meta:table-count="0" meta:image-count="0" meta:object-count="0" meta:page-count="3" meta:paragraph-count="67" meta:word-count="1143" meta:character-count="7093" meta:non-whitespace-character-count="5975"/>
  </office:meta>
</office:document-meta>
</file>